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7.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92cm" fo:min-width="7.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208cm" fo:min-width="7.1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5.3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3.15cm" fo:min-width="5.3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45cm" fo:min-width="5.3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10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7.65cm" fo:min-width="10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4.55cm" fo:min-width="1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start"/>
      <style:text-properties fo:font-size="14pt" style:font-size-asian="14pt" style:font-size-complex="14pt"/>
    </style:style>
    <style:style style:name="P4" style:family="paragraph">
      <style:paragraph-properties fo:text-align="start"/>
      <style:text-properties fo:font-size="12pt"/>
    </style:style>
    <style:style style:name="P5" style:family="paragraph">
      <loext:graphic-properties draw:fill-color="#ffffff"/>
      <style:paragraph-properties fo:text-align="start"/>
      <style:text-properties fo:font-size="12pt" style:font-size-asian="14pt" style:font-size-complex="14pt"/>
    </style:style>
    <style:style style:name="P6" style:family="paragraph">
      <style:paragraph-properties fo:text-align="start"/>
      <style:text-properties fo:font-size="14pt"/>
    </style:style>
    <style:style style:name="P7" style:family="paragraph">
      <loext:graphic-properties draw:fill-color="#ffffff"/>
      <style:paragraph-properties fo:text-align="start"/>
      <style:text-properties fo:font-size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7.6cm" svg:height="1.1cm" svg:x="1.6cm" svg:y="1.7cm">
            <text:p text:style-name="P1">Song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7.6cm" svg:height="1.342cm" svg:x="1.6cm" svg:y="5.258cm">
            <text:p><text:span text:style-name="T1"/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7.6cm" svg:height="2.458cm" svg:x="1.6cm" svg:y="2.8cm">
            <text:p text:style-name="P4"><text:span text:style-name="T1">@title == String</text:span></text:p>
            <text:p text:style-name="P4"><text:span text:style-name="T1">@Artist == String</text:span></text:p>
            <text:p text:style-name="P4"><text:span text:style-name="T1">@lyrics == String</text:span></text:p>
            <text:p text:style-name="P4"><text:span text:style-name="T1">@length_in_seconds == Integer 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2" draw:layer="layout" svg:width="5.8cm" svg:height="1.1cm" svg:x="12cm" svg:y="1.8cm">
            <text:p text:style-name="P1">Guest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5.8cm" svg:height="3.4cm" svg:x="12cm" svg:y="5.6cm">
            <text:p text:style-name="P6">favourite_song?(Song)</text:p>
            <text:p text:style-name="P6">cheer()</text:p>
            <text:p text:style-name="P6">reduce_money()</text:p>
            <text:p text:style-name="P6">increase_money()</text:p>
            <text:p text:style-name="P6">sing(Song)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5.8cm" svg:height="2.7cm" svg:x="12cm" svg:y="2.9cm">
            <text:p text:style-name="P6">@Name == String</text:p>
            <text:p text:style-name="P6">@Money == Integer</text:p>
            <text:p text:style-name="P6">@fav_song == Song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2" draw:layer="layout" svg:width="10.5cm" svg:height="1.1cm" svg:x="2.1cm" svg:y="10.1cm">
            <text:p text:style-name="P1">Roo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10.5cm" svg:height="7.9cm" svg:x="2.1cm" svg:y="16cm">
            <text:p text:style-name="P6">space_for_guests?(Array (type Guest))</text:p>
            <text:p text:style-name="P6">check_in_guests(Array (type Guest))</text:p>
            <text:p text:style-name="P6">check_out_guests()</text:p>
            <text:p text:style-name="P6">add_song(Song)</text:p>
            <text:p text:style-name="P6">song_in_room?(Song)</text:p>
            <text:p text:style-name="P6">remove_song(Song)</text:p>
            <text:p text:style-name="P6">play_next_song()</text:p>
            <text:p text:style-name="P6">play_random_song()</text:p>
            <text:p text:style-name="P6">Room.reset_total_rooms_counter(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10.5cm" svg:height="4.8cm" svg:x="2.1cm" svg:y="11.2cm">
            <text:p text:style-name="P6">@@total_rooms == Integer</text:p>
            <text:p text:style-name="P6">@room_number == Integer</text:p>
            <text:p text:style-name="P6">@Guests = Array (type Guest)</text:p>
            <text:p text:style-name="P6">@Songs == Array (type Song)</text:p>
            <text:p text:style-name="P6">@capacity == Integer</text:p>
            <text:p text:style-name="P6">@entry_fee == Integer </text:p>
            <text:p text:style-name="P6">@current_song_index == Integer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2T10:31:25.522363000</meta:creation-date>
    <dc:date>2017-06-02T13:58:14.942772000</dc:date>
    <meta:editing-duration>PT1H45M43S</meta:editing-duration>
    <meta:editing-cycles>24</meta:editing-cycles>
    <meta:generator>LibreOffice/5.2.6.2$MacOSX_X86_64 LibreOffice_project/a3100ed2409ebf1c212f5048fbe377c281438fdc</meta:generator>
    <meta:document-statistic meta:object-count="12"/>
  </office:meta>
</office:document-meta>
</file>